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10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1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44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4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Palatino Linotype" fo:font-size="10pt" style:font-size-asian="10pt" style:font-size-complex="10pt"/>
    </style:style>
    <style:style style:name="T21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0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1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2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3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officeooo:rsid="0203ae44"/>
    </style:style>
    <style:style style:name="T37" style:family="text">
      <style:text-properties style:use-window-font-color="true" officeooo:rsid="021b28a6"/>
    </style:style>
    <style:style style:name="T38" style:family="text">
      <style:text-properties style:use-window-font-color="true" officeooo:rsid="02232b04"/>
    </style:style>
    <style:style style:name="T39" style:family="text">
      <style:text-properties style:use-window-font-color="true" fo:font-weight="normal" officeooo:rsid="02232b04" style:font-weight-asian="normal" style:font-weight-complex="normal"/>
    </style:style>
    <style:style style:name="T40" style:family="text">
      <style:text-properties style:use-window-font-color="true" fo:font-weight="normal" officeooo:rsid="02241c39" style:font-weight-asian="normal" style:font-weight-complex="normal"/>
    </style:style>
    <style:style style:name="T41" style:family="text">
      <style:text-properties fo:color="#000000"/>
    </style:style>
    <style:style style:name="T42" style:family="text">
      <style:text-properties fo:color="#000000" fo:background-color="transparent" loext:char-shading-value="0"/>
    </style:style>
    <style:style style:name="T43" style:family="text">
      <style:text-properties fo:color="#000000" officeooo:rsid="020f9139" fo:background-color="transparent" loext:char-shading-value="0"/>
    </style:style>
    <style:style style:name="T44" style:family="text">
      <style:text-properties fo:color="#000000" officeooo:rsid="02444033" fo:background-color="transparent" loext:char-shading-value="0"/>
    </style:style>
    <style:style style:name="T45" style:family="text">
      <style:text-properties fo:color="#000000" officeooo:rsid="025a7e14" fo:background-color="transparent" loext:char-shading-value="0"/>
    </style:style>
    <style:style style:name="T46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58f2b8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8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89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3" style:family="text">
      <style:text-properties fo:color="#000000" officeooo:rsid="0108c802"/>
    </style:style>
    <style:style style:name="T94" style:family="text">
      <style:text-properties fo:color="#000000" officeooo:rsid="01b0e7bc"/>
    </style:style>
    <style:style style:name="T95" style:family="text">
      <style:text-properties fo:color="#000000" fo:font-weight="normal" style:font-weight-asian="normal" style:font-weight-complex="normal"/>
    </style:style>
    <style:style style:name="T96" style:family="text">
      <style:text-properties fo:color="#000000" fo:font-weight="normal" officeooo:rsid="020f9139" style:font-weight-asian="normal" style:font-weight-complex="normal"/>
    </style:style>
    <style:style style:name="T97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8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officeooo:rsid="00ffecf3" style:font-style-asian="normal" style:font-style-complex="normal"/>
    </style:style>
    <style:style style:name="T100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1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4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officeooo:rsid="0026f121"/>
    </style:style>
    <style:style style:name="T106" style:family="text">
      <style:text-properties officeooo:rsid="002922b2"/>
    </style:style>
    <style:style style:name="T107" style:family="text">
      <style:text-properties officeooo:rsid="002b529c"/>
    </style:style>
    <style:style style:name="T108" style:family="text">
      <style:text-properties officeooo:rsid="002d44a7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979bd"/>
    </style:style>
    <style:style style:name="T144" style:family="text">
      <style:text-properties style:text-underline-style="solid" style:text-underline-width="auto" style:text-underline-color="font-color" officeooo:rsid="00c1f480"/>
    </style:style>
    <style:style style:name="T145" style:family="text">
      <style:text-properties style:text-underline-style="solid" style:text-underline-width="auto" style:text-underline-color="font-color" officeooo:rsid="01096a7a"/>
    </style:style>
    <style:style style:name="T146" style:family="text">
      <style:text-properties style:text-underline-style="solid" style:text-underline-width="auto" style:text-underline-color="font-color" officeooo:rsid="013dee83"/>
    </style:style>
    <style:style style:name="T147" style:family="text">
      <style:text-properties style:text-underline-style="solid" style:text-underline-width="auto" style:text-underline-color="font-color" officeooo:rsid="016137c7"/>
    </style:style>
    <style:style style:name="T148" style:family="text">
      <style:text-properties officeooo:rsid="0101cbb6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44cbe"/>
    </style:style>
    <style:style style:name="T155" style:family="text">
      <style:text-properties officeooo:rsid="0136ba4e"/>
    </style:style>
    <style:style style:name="T156" style:family="text">
      <style:text-properties officeooo:rsid="013f9640"/>
    </style:style>
    <style:style style:name="T157" style:family="text">
      <style:text-properties fo:font-variant="normal" fo:text-transform="none" fo:color="#000000" fo:letter-spacing="normal" officeooo:rsid="0143c357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107c6"/>
    </style:style>
    <style:style style:name="T166" style:family="text">
      <style:text-properties officeooo:rsid="017ad915"/>
    </style:style>
    <style:style style:name="T167" style:family="text">
      <style:text-properties officeooo:rsid="017df1c7"/>
    </style:style>
    <style:style style:name="T168" style:family="text">
      <style:text-properties officeooo:rsid="017e0cc5"/>
    </style:style>
    <style:style style:name="T169" style:family="text">
      <style:text-properties officeooo:rsid="018449d6"/>
    </style:style>
    <style:style style:name="T170" style:family="text">
      <style:text-properties officeooo:rsid="01a64a49"/>
    </style:style>
    <style:style style:name="T171" style:family="text">
      <style:text-properties officeooo:rsid="013dee83"/>
    </style:style>
    <style:style style:name="T172" style:family="text">
      <style:text-properties style:text-underline-style="none"/>
    </style:style>
    <style:style style:name="T173" style:family="text">
      <style:text-properties officeooo:rsid="01d4ab70"/>
    </style:style>
    <style:style style:name="T174" style:family="text">
      <style:text-properties officeooo:rsid="01d86f97"/>
    </style:style>
    <style:style style:name="T175" style:family="text">
      <style:text-properties officeooo:rsid="01d9d10b"/>
    </style:style>
    <style:style style:name="T176" style:family="text">
      <style:text-properties officeooo:rsid="01e0fbc1"/>
    </style:style>
    <style:style style:name="T177" style:family="text">
      <style:text-properties officeooo:rsid="01f272ca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6373f"/>
    </style:style>
    <style:style style:name="T183" style:family="text">
      <style:text-properties officeooo:rsid="022b0869"/>
    </style:style>
    <style:style style:name="T184" style:family="text">
      <style:text-properties officeooo:rsid="023047d4"/>
    </style:style>
    <style:style style:name="T185" style:family="text">
      <style:text-properties officeooo:rsid="02478cff"/>
    </style:style>
    <style:style style:name="T186" style:family="text">
      <style:text-properties officeooo:rsid="02007c83"/>
    </style:style>
    <style:style style:name="T187" style:family="text">
      <style:text-properties officeooo:rsid="024be79a"/>
    </style:style>
    <style:style style:name="T188" style:family="text">
      <style:text-properties officeooo:rsid="024d426c"/>
    </style:style>
    <style:style style:name="T189" style:family="text">
      <style:text-properties officeooo:rsid="024ede48"/>
    </style:style>
    <style:style style:name="T190" style:family="text">
      <style:text-properties officeooo:rsid="02517226"/>
    </style:style>
    <style:style style:name="T191" style:family="text">
      <style:text-properties officeooo:rsid="0251c3b5"/>
    </style:style>
    <style:style style:name="T192" style:family="text">
      <style:text-properties officeooo:rsid="0252245d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257b0db"/>
    </style:style>
    <style:style style:name="T197" style:family="text">
      <style:text-properties officeooo:rsid="01f3b3e2"/>
    </style:style>
    <style:style style:name="T198" style:family="text">
      <style:text-properties officeooo:rsid="025a7e14"/>
    </style:style>
    <style:style style:name="T199" style:family="text">
      <style:text-properties officeooo:rsid="001f533b"/>
    </style:style>
    <style:style style:name="T200" style:family="text">
      <style:text-properties officeooo:rsid="025edec6"/>
    </style:style>
    <style:style style:name="T201" style:family="text">
      <style:text-properties officeooo:rsid="026078b5"/>
    </style:style>
    <style:style style:name="T202" style:family="text">
      <style:text-properties officeooo:rsid="0261ad3d"/>
    </style:style>
    <style:style style:name="T203" style:family="text">
      <style:text-properties officeooo:rsid="02640502"/>
    </style:style>
    <style:style style:name="T204" style:family="text">
      <style:text-properties officeooo:rsid="02681ef8"/>
    </style:style>
    <style:style style:name="T205" style:family="text">
      <style:text-properties officeooo:rsid="026cdc80"/>
    </style:style>
    <style:style style:name="T206" style:family="text">
      <style:text-properties officeooo:rsid="026cf407"/>
    </style:style>
    <style:style style:name="T207" style:family="text">
      <style:text-properties officeooo:rsid="026f05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a xlink:type="simple" xlink:href="mailto:cv256@minorgordon.net?subject=CV" text:style-name="Internet_20_link" text:visited-style-name="Visited_20_Internet_20_Link"><text:span text:style-name="T41">cv</text:span></text:a><text:a xlink:type="simple" xlink:href="mailto:cv256@minorgordon.net?subject=CV" text:style-name="Internet_20_link" text:visited-style-name="Visited_20_Internet_20_Link"><text:span text:style-name="T93">256</text:span></text:a><text:a xlink:type="simple" xlink:href="mailto:cv256@minorgordon.net?subject=CV" text:style-name="Internet_20_link" text:visited-style-name="Visited_20_Internet_20_Link"><text:span text:style-name="T41">@minorgordon.net</text:span></text:a></text:p>
            <text:p text:style-name="P53"><text:a xlink:type="simple" xlink:href="http://mg4.consulting/" text:style-name="Internet_20_link" text:visited-style-name="Visited_20_Internet_20_Link"><text:span text:style-name="T30">http</text:span></text:a><text:a xlink:type="simple" xlink:href="http://mg4.consulting/" text:style-name="Internet_20_link" text:visited-style-name="Visited_20_Internet_20_Link"><text:span text:style-name="T31">s</text:span></text:a><text:a xlink:type="simple" xlink:href="http://mg4.consulting/" text:style-name="Internet_20_link" text:visited-style-name="Visited_20_Internet_20_Link"><text:span text:style-name="T30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1">https://github.com/minorg</text:span></text:a></text:p>
            <text:p text:style-name="P16">Tulsa, OK <text:span text:style-name="T203">74014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95"><text:span text:style-name="T164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9 years of</text:span><text:span text:style-name="T9"> </text:span><text:span text:style-name="T8">experience in industry. I specialize in building:</text:span></text:p>
            <text:list xml:id="list2234772746" text:style-name="L1">
              <text:list-item>
                <text:p text:style-name="P118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4">Notablist.com</text:span></text:a></text:p>
              </text:list-item>
              <text:list-item>
                <text:p text:style-name="P118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9"><text:span text:style-name="T2">p</text:span><text:span text:style-name="T1">rogramming tools</text:span>, such as compilers <text:span text:style-name="T165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92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05"><text:span text:style-name="T1">Ph.D., Computer Science</text:span><text:span text:style-name="T8">,</text:span><text:span text:style-name="T1"> </text:span>University of Cambridge</text:p>
            <text:list xml:id="list1824359293" text:style-name="L2">
              <text:list-item>
                <text:p text:style-name="P120"><text:span text:style-name="T19">Dissertation: </text:span><text:a xlink:type="simple" xlink:href="http://www.cl.cam.ac.uk/techreports/UCAM-CL-TR-781.pdf" text:style-name="Internet_20_link" text:visited-style-name="Visited_20_Internet_20_Link"><text:span text:style-name="T29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05"><text:span text:style-name="T1">Diplom Informatiker</text:span><text:span text:style-name="T8">,</text:span><text:span text:style-name="T1"> </text:span>Technische Universität Berlin</text:p>
            <text:list xml:id="list3480665402" text:style-name="L3">
              <text:list-item>
                <text:p text:style-name="P121"><text:span text:style-name="T20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7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6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94"><text:span text:style-name="T170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3">C; </text:span>SQL; <text:span text:style-name="T149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4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96">Work Experience</text:p>
          </table:table-cell>
        </table:table-row>
        <table:table-row>
          <table:table-cell table:style-name="Table5.A3" office:value-type="string">
            <text:p text:style-name="P28"><text:span text:style-name="T185">0</text:span>4/2018 <text:span text:style-name="T132">–</text:span></text:p>
          </table:table-cell>
          <table:table-cell table:style-name="Table5.B3" office:value-type="string">
            <text:p text:style-name="P83"><text:span text:style-name="T63">Chief scientist</text:span><text:span text:style-name="T60"> </text:span><text:span text:style-name="T76">at</text:span><text:span text:style-name="T59"> </text:span><text:a xlink:type="simple" xlink:href="https://www.asemio.com/" text:style-name="Internet_20_link" text:visited-style-name="Visited_20_Internet_20_Link"><text:span text:style-name="T71">Asemio, LLC</text:span></text:a><text:span text:style-name="T73"> </text:span><text:span text:style-name="T74">/ Tulsa, OK</text:span></text:p>
            <text:p text:style-name="P149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114">Responsibilities</text:p>
          </table:table-cell>
          <table:table-cell table:style-name="Table5.B3" office:value-type="string">
            <text:p text:style-name="P132">Project planning: <text:span text:style-name="T177">user story mapping, release design, technical architecture, time estimation</text:span> </text:p>
            <text:p text:style-name="P132">Subject matter expertise: responding<text:span text:style-name="T197"> to RFPs and other internal and external needs for technical expertise</text:span></text:p>
            <text:p text:style-name="P134"><text:span text:style-name="T207">Technical leadership</text:span>: mentoring junior developers, code reviews, process development</text:p>
            <text:p text:style-name="P133">Recruiting: outreach, reviewing resumes, <text:span text:style-name="T206">coordinating,</text:span> interviewing</text:p>
            <text:p text:style-name="P14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0"><text:span text:style-name="T185">0</text:span>7/2012 – <text:span text:style-name="T185">0</text:span>4/2018</text:p>
          </table:table-cell>
          <table:table-cell table:style-name="Table5.B4" office:value-type="string">
            <text:p text:style-name="P64"><text:span text:style-name="T22">Independent software consultant </text:span><text:span text:style-name="T27">at</text:span><text:span text:style-name="T23"> </text:span><text:a xlink:type="simple" xlink:href="https://mg4.consulting/" text:style-name="Internet_20_link" text:visited-style-name="Visited_20_Internet_20_Link"><text:span text:style-name="T50">MG4 Consulting, LLC</text:span></text:a><text:span text:style-name="T86"> </text:span><text:span text:style-name="T87">(self-employed) </text:span><text:span text:style-name="T86">/ </text:span><text:span text:style-name="T87">Remote</text:span></text:p>
          </table:table-cell>
        </table:table-row>
        <table:table-row>
          <table:table-cell table:style-name="Table5.A5" office:value-type="string">
            <text:p text:style-name="P47">12/2011 – <text:span text:style-name="T185">0</text:span>6/2012</text:p>
          </table:table-cell>
          <table:table-cell table:style-name="Table5.B5" office:value-type="string">
            <text:p text:style-name="P78">Software architect and full-stack developer <text:span text:style-name="T8">at</text:span> Grokio, LLC<text:span text:style-name="T136"> / New York, NY</text:span></text:p>
            <text:p text:style-name="P66">GrokIO was a business intelligence startup I co-founded.</text:p>
          </table:table-cell>
        </table:table-row>
        <table:table-row>
          <table:table-cell table:style-name="Table5.A6" office:value-type="string">
            <text:p text:style-name="P47"><text:span text:style-name="T185">0</text:span>8/2011 – 12/2011</text:p>
          </table:table-cell>
          <table:table-cell table:style-name="Table5.B6" office:value-type="string">
            <text:p text:style-name="P77">Software architect and backend developer <text:span text:style-name="T8">at</text:span> <text:a xlink:type="simple" xlink:href="http://birchbox.com/" text:style-name="Internet_20_link" text:visited-style-name="Visited_20_Internet_20_Link"><text:span text:style-name="T36">Birchbox Inc.</text:span></text:a><text:span text:style-name="T178"> </text:span><text:span text:style-name="T136">/ New York, NY</text:span></text:p>
            <text:p text:style-name="P61"><text:span text:style-name="T137">Birchbox </text:span><text:span text:style-name="T138">is </text:span><text:span text:style-name="T136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8"><text:span text:style-name="T185">0</text:span>5/2011 – <text:span text:style-name="T185">0</text:span>8/2011</text:p>
          </table:table-cell>
          <table:table-cell table:style-name="Table5.B7" office:value-type="string">
            <text:p text:style-name="P79">Backend developer <text:span text:style-name="T8">at</text:span> <text:a xlink:type="simple" xlink:href="http://chartbeat.com/" text:style-name="Internet_20_link" text:visited-style-name="Visited_20_Internet_20_Link"><text:span text:style-name="T36">Chartbeat Inc.</text:span></text:a> <text:span text:style-name="T139">/ New York, NY</text:span></text:p>
            <text:p text:style-name="P62"><text:span text:style-name="T140">Chartbeat </text:span><text:span text:style-name="T141">is </text:span><text:span text:style-name="T139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49">10/2010 – <text:span text:style-name="T185">0</text:span>4/2011</text:p>
          </table:table-cell>
          <table:table-cell table:style-name="Table5.B8" office:value-type="string">
            <text:p text:style-name="P63">Software engineer <text:span text:style-name="T8">at</text:span> IBM Research<text:span text:style-name="T178"> </text:span><text:span text:style-name="T139">/ Hawthorne, NY</text:span></text:p>
          </table:table-cell>
        </table:table-row>
        <table:table-row table:style-name="Table5.9">
          <table:table-cell table:style-name="Table5.A9" office:value-type="string">
            <text:p text:style-name="P49"><text:span text:style-name="T185">0</text:span>1/2009 – <text:span text:style-name="T185">0</text:span>7/2010</text:p>
          </table:table-cell>
          <table:table-cell table:style-name="Table5.B9" office:value-type="string">
            <text:p text:style-name="P80">Programmer / Analyst <text:span text:style-name="T8">at</text:span> NEC High Performance Computing Europe <text:span text:style-name="T180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6">Projects</text:p>
          </table:table-cell>
        </table:table-row>
        <table:table-row>
          <table:table-cell table:style-name="WorkExperience.A1" office:value-type="string">
            <text:p text:style-name="P51"><text:span text:style-name="T187">0</text:span>4/2018 <text:span text:style-name="T186">–</text:span></text:p>
          </table:table-cell>
          <table:table-cell table:style-name="WorkExperience.A1" office:value-type="string">
            <text:p text:style-name="P143"><text:span text:style-name="T64">Privacy-preserving record </text:span><text:span text:style-name="T66">linker </text:span><text:span text:style-name="T81">at</text:span><text:span text:style-name="T65"> </text:span><text:a xlink:type="simple" xlink:href="https://www.asemio.com/" text:style-name="Internet_20_link" text:visited-style-name="Visited_20_Internet_20_Link"><text:span text:style-name="T72">Asemio, LLC</text:span></text:a><text:span text:style-name="T62"> </text:span><text:span text:style-name="T77">/ </text:span><text:span text:style-name="T80">Tulsa, OK</text:span></text:p>
          </table:table-cell>
        </table:table-row>
        <table:table-row>
          <table:table-cell table:style-name="WorkExperience.A1" office:value-type="string">
            <text:p text:style-name="P52">Activities</text:p>
          </table:table-cell>
          <table:table-cell table:style-name="WorkExperience.A1" office:value-type="string">
            <text:p text:style-name="P146">Designed and <text:span text:style-name="T201">implemented</text:span> <text:span text:style-name="T198">a privacy-preserving record linker for determining overlap between data sets, using the Sharemind platform for secure multi-party computation, Python libraries and scripts, and C++</text:span></text:p>
            <text:p text:style-name="P136">Compared the results to plaintext record linking with deterministic and probabilistic algorithms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134"/>
          </table:table-cell>
        </table:table-row>
        <table:table-row>
          <table:table-cell table:style-name="WorkExperience.A1" office:value-type="string">
            <text:p text:style-name="P117"><text:span text:style-name="T187">0</text:span>4/2018 <text:span text:style-name="T186">–</text:span></text:p>
          </table:table-cell>
          <table:table-cell table:style-name="WorkExperience.A1" office:value-type="string">
            <text:p text:style-name="P135"><text:span text:style-name="T103">Community asset mapping platform</text:span><text:span text:style-name="T100"> </text:span><text:span text:style-name="T45">at</text:span><text:span text:style-name="T101"> </text:span><text:a xlink:type="simple" xlink:href="https://www.asemio.com/" text:style-name="Internet_20_link" text:visited-style-name="Visited_20_Internet_20_Link"><text:span text:style-name="T104">Asemio, LLC</text:span></text:a><text:span text:style-name="T102"> </text:span><text:span text:style-name="T43">/ </text:span><text:span text:style-name="T44">Tulsa, OK</text:span></text:p>
          </table:table-cell>
        </table:table-row>
        <table:table-row>
          <table:table-cell table:style-name="WorkExperience.A1" office:value-type="string">
            <text:p text:style-name="P116">Activities</text:p>
          </table:table-cell>
          <table:table-cell table:style-name="WorkExperience.A1" office:value-type="string">
            <text:p text:style-name="P137"><text:span text:style-name="T202">Designed and implemented</text:span> a <text:span text:style-name="T200">web application</text:span> for tracking community assets such as service organizations, funders, collaboratives, data sharing platforms, et al. <text:span text:style-name="T200">The web application was developed</text:span> <text:span text:style-name="T200">with </text:span>TypeScript+React.js, Python+Flask, and a neo4j graph database. <text:span text:style-name="T200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46"><text:span text:style-name="T189">06/2017</text:span> – <text:span text:style-name="T189">04/2018</text:span></text:p>
          </table:table-cell>
          <table:table-cell table:style-name="WorkExperience.A1" office:value-type="string">
            <text:p text:style-name="P84"><text:span text:style-name="T91">Motivated Cognition </text:span><text:span text:style-name="T92">experimen</text:span><text:span text:style-name="T90">t </text:span><text:span text:style-name="T78">at</text:span><text:span text:style-name="T90"> Columbia University</text:span><text:span text:style-name="T78"> / </text:span><text:span text:style-name="T80">New York, NY</text:span></text:p>
            <text:p text:style-name="P65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100"><text:span text:style-name="T156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7"> code for models and services in TypeScript and Java; </text:span><text:span text:style-name="T159">Jenkins continuous integration; and Docker deployment</text:span></text:p>
            <text:p text:style-name="P101">Translated screens from a graphic designer into pixel-perfect CSS and HTML</text:p>
            <text:p text:style-name="P86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42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84"><text:span text:style-name="T89">F</text:span><text:span text:style-name="T88">ull-stack development </text:span><text:span text:style-name="T75">for</text:span><text:span text:style-name="T88"> Polygon Analytics </text:span><text:span text:style-name="T90">Ltd.</text:span><text:span text:style-name="T78"> /</text:span><text:span text:style-name="T79"> Edinburgh, Scotland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153">Designed and implemented proprietary software </text:span>in <text:span text:style-name="T155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44"><text:span text:style-name="T190">0</text:span>9/2014 – <text:span text:style-name="T190">04/2018</text:span></text:p>
          </table:table-cell>
          <table:table-cell table:style-name="WorkExperience.A1" office:value-type="string">
            <text:p text:style-name="P108"><text:a xlink:type="simple" xlink:href="https://notablist.com/" text:style-name="Internet_20_link" text:visited-style-name="Visited_20_Internet_20_Link"><text:span text:style-name="T56">Notablist</text:span></text:a><text:span text:style-name="T47"> </text:span><text:span text:style-name="T48">email </text:span><text:span text:style-name="T49">newsletter </text:span><text:span text:style-name="T48">search engine</text:span><text:span text:style-name="T83"> </text:span><text:span text:style-name="T84">for</text:span><text:span text:style-name="T51"> </text:span><text:a xlink:type="simple" xlink:href="https://notablist.com/" text:style-name="Internet_20_link" text:visited-style-name="Visited_20_Internet_20_Link">Notablist, Inc.</text:a><text:span text:style-name="T54"> </text:span><text:span text:style-name="T84">/ New York, NY</text:span></text:p>
            <text:p text:style-name="P104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11">Activities</text:p>
          </table:table-cell>
          <table:table-cell table:style-name="WorkExperience.A1" office:value-type="string">
            <text:p text:style-name="P90"><text:span text:style-name="T171">Backend p</text:span>rototyping in Python<text:span text:style-name="T172">:</text:span></text:p>
            <text:list xml:id="list124426445367734" text:continue-list="list2234772746" text:style-name="L1">
              <text:list-item>
                <text:p text:style-name="P144"><text:span text:style-name="T113">Classified signup responses and mapped form inputs </text:span>using numpy/scipy/scikit-learn</text:p>
              </text:list-item>
            </text:list>
            <text:p text:style-name="P75"><text:span text:style-name="T146">Backend p</text:span><text:span text:style-name="T142">roduction rewrite in Java</text:span>:</text:p>
            <text:list xml:id="list124427137371788" text:continue-numbering="true" text:style-name="L1">
              <text:list-item>
                <text:p text:style-name="P12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2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3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24"><text:span text:style-name="T175">Reported metrics</text:span> to InfluxDB</text:p>
              </text:list-item>
              <text:list-item>
                <text:p text:style-name="P125"><text:span text:style-name="T174">Created</text:span> <text:span text:style-name="T116">administrative</text:span> user interface in Vaadin</text:p>
              </text:list-item>
              <text:list-item>
                <text:p text:style-name="P126">Set up Jenkins continuous integration</text:p>
              </text:list-item>
              <text:list-item>
                <text:p text:style-name="P127"><text:span text:style-name="T162">Deployed with </text:span>Docker+Compose on real hardware</text:p>
              </text:list-item>
            </text:list>
            <text:p text:style-name="P89"><text:span text:style-name="T147">Frontend</text:span>:</text:p>
            <text:list xml:id="list124425960561896" text:continue-numbering="true" text:style-name="L1">
              <text:list-item>
                <text:p text:style-name="P128">Assumed responsibility for <text:span text:style-name="T167">a </text:span>three year-old Bootstrap+Backbone.js+Marionette.js code base in JavaScript</text:p>
              </text:list-item>
              <text:list-item>
                <text:p text:style-name="P128">Incrementally migrated code to TypeScript <text:span text:style-name="T176">with Knockout.js</text:span></text:p>
              </text:list-item>
              <text:list-item>
                <text:p text:style-name="P12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19"><text:span text:style-name="T191">0</text:span>7/2012 – <text:span text:style-name="T191">04/2018</text:span></text:p>
          </table:table-cell>
          <table:table-cell table:style-name="WorkExperience.A1" office:value-type="string">
            <text:p text:style-name="P109"><text:a xlink:type="simple" xlink:href="http://terascript.com/" text:style-name="Internet_20_link" text:visited-style-name="Visited_20_Internet_20_Link"><text:span text:style-name="T55">TeraScript</text:span></text:a><text:span text:style-name="T46"> </text:span><text:span text:style-name="T52">product suite </text:span><text:span text:style-name="T86">for</text:span><text:span text:style-name="T50"> </text:span><text:a xlink:type="simple" xlink:href="http://www.tronics.com/" text:style-name="Internet_20_link" text:visited-style-name="Visited_20_Internet_20_Link"><text:span text:style-name="T53">Tronics Software, LLC</text:span></text:a><text:span text:style-name="T85"> / El Dorado, CA</text:span></text:p>
            <text:p text:style-name="P147">TeraScribe and TeraScript Server are a visual development environment and server-based runtime for <text:s/>TeraScript Action Files (TAFs), TeraScript Class Files (TCFs), and the TeraScript Markup Language (TML). <text:soft-page-break/>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57">Activities</text:p>
          </table:table-cell>
          <table:table-cell table:style-name="WorkExperience.A1" office:value-type="string">
            <text:p text:style-name="P142"><text:span text:style-name="T142">TeraScript </text:span><text:span text:style-name="T143">Server </text:span><text:span text:style-name="T142">8</text:span>:</text:p>
            <text:p text:style-name="P69">Rewrote TeraScript 7 in Java while maintaining strict backwards compatibility:</text:p>
            <text:list xml:id="list124427826900830" text:continue-numbering="true" text:style-name="L1">
              <text:list-item>
                <text:p text:style-name="P129"><text:span text:style-name="T173">Grammar</text:span>-based compilers for <text:span text:style-name="T122">TML</text:span> and associated little languages <text:span text:style-name="T173">using ANTLR</text:span></text:p>
              </text:list-item>
              <text:list-item>
                <text:p text:style-name="P129">Tree interpreters for TML, <text:span text:style-name="T122">TAF, and TCF</text:span></text:p>
              </text:list-item>
              <text:list-item>
                <text:p text:style-name="P131">Versioned OSGi <text:span text:style-name="T105">bundles with Maven and Apache Felix</text:span></text:p>
              </text:list-item>
              <text:list-item>
                <text:p text:style-name="P130">Library of standard functions, <text:span text:style-name="T106">primitive types, and collections</text:span> with extensive unit tests</text:p>
              </text:list-item>
            </text:list>
            <text:p text:style-name="P88"><text:span text:style-name="T142">TeraScript </text:span><text:span text:style-name="T143">Server </text:span><text:span text:style-name="T142">7</text:span> (formerly Witango <text:span text:style-name="T107">Server</text:span>):</text:p>
            <text:p text:style-name="P58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58">Eliminated diverging platform-specific build systems (on Win32, Linux, and OS X) in favor of CMake and ported the code base to Win64 using Visual C++ 2012</text:p>
            <text:p text:style-name="P58">Designed and implemented a SQL generator that visits dialect-specific trees of SQL-99 constructs</text:p>
            <text:p text:style-name="P70"><text:span text:style-name="T144">TeraScribe 8</text:span>:</text:p>
            <text:p text:style-name="P59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1"><text:span text:style-name="T145">Subcontracting</text:span>:</text:p>
            <text:p text:style-name="P60">Debugged production installations of TeraScript Server 7 and 8</text:p>
            <text:p text:style-name="P13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3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76">Drug name comparison project <text:span text:style-name="T18">for</text:span><text:span text:style-name="T179"> </text:span><text:span text:style-name="T99">PSW Applied Research Inc.</text:span><text:span text:style-name="T97"> / Toronto, </text:span><text:span text:style-name="T98">ON</text:span>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67">Implemented Kondrak‘s phonetic alignment and similarity algorithm (ALINE) <text:span text:style-name="T150">and a bigram-based orthographic algorithm (BI-SIM) </text:span>as a PostgreSQL C extension</text:p>
            <text:p text:style-name="P74"><text:span text:style-name="T16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81"><text:span text:style-name="T24">Development of the </text:span><text:a xlink:type="simple" xlink:href="http://muninn-project.org/" text:style-name="Internet_20_link" text:visited-style-name="Visited_20_Internet_20_Link"><text:span text:style-name="T58">Muninn Project</text:span></text:a><text:span text:style-name="T57"> </text:span><text:span text:style-name="T82">for</text:span><text:span text:style-name="T61"> </text:span><text:span text:style-name="T70">PSW Applied Research Inc.</text:span><text:span text:style-name="T68"> / Toronto, </text:span><text:span text:style-name="T69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2">Created a command-line <text:span text:style-name="T14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1">http://blog.muninn-project.org/node/79</text:span></text:a>) <text:span text:style-name="T148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45"><text:span text:style-name="T188">0</text:span>3/2013 – <text:span text:style-name="T188">0</text:span>7/2013</text:p>
          </table:table-cell>
          <table:table-cell table:style-name="WorkExperience.A1" office:value-type="string">
            <text:p text:style-name="P106"><text:a xlink:type="simple" xlink:href="http://txtmrkt.com/" text:style-name="Internet_20_link" text:visited-style-name="Visited_20_Internet_20_Link"><text:span text:style-name="T42">Txtmrkt</text:span></text:a><text:span text:style-name="T41">, a marketplace for digital publications</text:span><text:span text:style-name="T95"> / </text:span><text:span text:style-name="T96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99">Designed and implemented a Model-View-Controller-based Java web application with Guice-injected <text:span text:style-name="T156">micro</text:span>services backed by Amazon S3</text:p>
            <text:p text:style-name="P99">Authenticated and authorized users with Shiro</text:p>
            <text:p text:style-name="P7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19">12/2011 – <text:span text:style-name="T188">0</text:span>6/2012</text:p>
          </table:table-cell>
          <table:table-cell table:style-name="WorkExperience.A1" office:value-type="string">
            <text:p text:style-name="P106">Haystack <text:span text:style-name="T183">business intelligence</text:span> platform <text:span text:style-name="T10">for </text:span><text:span text:style-name="T181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7">Designed an agent (Python) and manager (Java with Spring Security+MVC and Guice) architecture for gathering, storing, and querying time series data and metadata</text:p>
            <text:list xml:id="list1227515454" text:style-name="L4">
              <text:list-header>
                <text:p text:style-name="P148">Implemented time series databases from scratch using relational tables and memory-mapped files</text:p>
                <text:p text:style-name="P145">Wrote RFC 3986 grammar-based URL and URN parsers using Ragel (Java) and pyparsing (Python)</text:p>
                <text:p text:style-name="P145">Generated service interfaces in Java and Python with custom Protocol Buffers compiler plugins</text:p>
              </text:list-header>
            </text:list>
            <text:p text:style-name="P68">Coded agent plugins in Java and Python for discovering and fetching metric metadata and data:</text:p>
            <text:list xml:id="list124427390699237" text:continue-numbering="true" text:style-name="L4">
              <text:list-item>
                <text:p text:style-name="P139">Open source monitoring systems: Nagios, Ganglia, collectl, Graphite</text:p>
              </text:list-item>
              <text:list-item>
                <text:p text:style-name="P139">Open source server software: Apache httpd, nginx, MySQL, memcached, MongoDB, JMX</text:p>
              </text:list-item>
              <text:list-item>
                <text:p text:style-name="P139">Platform interfaces: procfs, sysctl, WMI, SNMP</text:p>
              </text:list-item>
              <text:list-item>
                <text:p text:style-name="P139">Third party APIs: Google Analytics, MailChimp, Spring Social, Amazon CloudWatch</text:p>
              </text:list-item>
            </text:list>
            <text:p text:style-name="P87">Supervised user experience and graphic designers in Ukraine</text:p>
            <text:p text:style-name="P68"><text:soft-page-break/>Implemented a client-side user interface with the Google Web Toolkit, starting from wireframes:</text:p>
            <text:list xml:id="list124426763669013" text:continue-numbering="true" text:style-name="L4">
              <text:list-item>
                <text:p text:style-name="P139">Architectural best practices: Model-View-Presenter; event bus; activities and places</text:p>
              </text:list-item>
              <text:list-item>
                <text:p text:style-name="P139">Custom widgets: date time range picker, cell table pager, search box, selection tree</text:p>
              </text:list-item>
              <text:list-item>
                <text:p text:style-name="P13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19"><text:span text:style-name="T192">0</text:span>8/2011 – 12/2011</text:p>
          </table:table-cell>
          <table:table-cell table:style-name="WorkExperience.A1" office:value-type="string">
            <text:p text:style-name="P107"><text:span text:style-name="T21">Backend development </text:span><text:span text:style-name="T25">and software architecture</text:span><text:span text:style-name="T21"> </text:span><text:span text:style-name="T26">for</text:span><text:span text:style-name="T21"> </text:span><text:a xlink:type="simple" xlink:href="http://birchbox.com/" text:style-name="Internet_20_link" text:visited-style-name="Visited_20_Internet_20_Link"><text:span text:style-name="T32">Birchbox Inc.</text:span></text:a><text:span text:style-name="T33"> / </text:span><text:span text:style-name="T34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98">Designed, implemented, documented, and successfully deployed warehouse integration code in Java (backend) and PHP (administrative frontend)</text:p>
            <text:p text:style-name="P97">Wrote a Thrift compiler and targets in Python+pyparsing to generate Java and PHP from Thrift definitions</text:p>
            <text:p text:style-name="P103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19"><text:span text:style-name="T192">0</text:span>5/2011 – <text:span text:style-name="T192">0</text:span>8/2011</text:p>
          </table:table-cell>
          <table:table-cell table:style-name="WorkExperience.A1" office:value-type="string">
            <text:p text:style-name="P106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7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97">Synthesized a realistic benchmark for front-line web servers from statistical analyses of nginx access logs</text:p>
            <text:p text:style-name="P97">Significantly reduced network bandwidth and latency on <text:s/>production servers with targeted optimizations</text:p>
            <text:p text:style-name="P10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2">0</text:span>4/2011</text:p>
          </table:table-cell>
          <table:table-cell table:style-name="WorkExperience.A1" office:value-type="string">
            <text:p text:style-name="P106">File I/O library for <text:a xlink:type="simple" xlink:href="http://x10-lang.org/" text:style-name="Internet_20_link" text:visited-style-name="Visited_20_Internet_20_Link"><text:span text:style-name="T41">X10</text:span></text:a><text:span text:style-name="T28"> </text:span><text:span text:style-name="T39">at</text:span><text:span text:style-name="T38"> IBM Research </text:span><text:span text:style-name="T39">/ Hawthorne, NY</text:span></text:p>
            <text:p text:style-name="P102"><text:span text:style-name="T40">X10 is </text:span><text:span text:style-name="T39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4">Designed, implemented, <text:s/>tested, and documented a new low-overhead, buffer-based file library for X10:</text:p>
            <text:list xml:id="list124427289351210" text:continue-numbering="true" text:style-name="L4">
              <text:list-item>
                <text:p text:style-name="P150">inspired by POSIX, FUSE, Boost.Filesystem, and Java NIO.2</text:p>
              </text:list-item>
              <text:list-item>
                <text:p text:style-name="P150">X10 and native code for the Java and C++ source-to-source compilation backends</text:p>
              </text:list-item>
              <text:list-item>
                <text:p text:style-name="P150">Scatter/gather I/O, aligned buffers, memory-mapped files, advisory locking</text:p>
                <text:p text:style-name="P152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06"><text:a xlink:type="simple" xlink:href="http://www.nec.com/en/global/solutions/hpc/storage/lxfs.html" text:style-name="Internet_20_link" text:visited-style-name="Visited_20_Internet_20_Link"><text:span text:style-name="T41">LXFS</text:span></text:a>: fast and reliable data storage for <text:span text:style-name="T184">computing </text:span>clusters, <text:span text:style-name="T13">for</text:span><text:span text:style-name="T182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5">Wrote Python and bash scripts for configuring, deploying, and administrating LXFS installations: Lustre and lnet configuration (MGS, MDS, OSS, clients); <text:span text:style-name="T169">r</text:span>edundant NFS exports; Nagios, Ganglia, and collectl monitoring; Heartbeat/Linux-HA services for failover; Promise RAID devices; <text:span text:style-name="T169">n</text:span>etwork interfaces (Infiniband, bonded Ethernet)</text:p>
            <text:list xml:id="list1747408452" text:style-name="L5">
              <text:list-header>
                <text:p text:style-name="P153">Finished two major LXFS releases, used in numerous deployments</text:p>
                <text:p text:style-name="P14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05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4">Designed, implemented, and tested the XtreemFS userspace client:</text:p>
            <text:list xml:id="list4228741545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4">Finished two major XtreemFS releases, both used in production</text:p>
                <text:p text:style-name="P14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93">Teaching Experience</text:p>
          </table:table-cell>
        </table:table-row>
        <table:table-row>
          <table:table-cell table:style-name="Table2.A2" office:value-type="string">
            <text:p text:style-name="P26"><text:span text:style-name="T195">0</text:span>2/2014 – <text:span text:style-name="T195">0</text:span>4/2014</text:p>
          </table:table-cell>
          <table:table-cell table:style-name="Table2.B3" office:value-type="string">
            <text:p text:style-name="P156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9"> / Ames, IA</text:span></text:p>
          </table:table-cell>
        </table:table-row>
        <table:table-row>
          <table:table-cell table:style-name="Table2.A3" office:value-type="string">
            <text:p text:style-name="P25"><text:span text:style-name="T196">01/</text:span>2002 – <text:span text:style-name="T196">05/</text:span>2004</text:p>
          </table:table-cell>
          <table:table-cell table:style-name="Table2.B3" office:value-type="string">
            <text:p text:style-name="P155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55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10-21T12:44:25.624000000</dc:date>
    <meta:editing-duration>P1DT13H2M13S</meta:editing-duration>
    <meta:editing-cycles>1052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6" meta:word-count="1771" meta:character-count="12782" meta:non-whitespace-character-count="11219"/>
  </office:meta>
</office:document-meta>
</file>